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00%" fo:text-align="start" style:justify-single-word="false"/>
    </style:style>
    <style:style style:name="P2" style:family="paragraph" style:parent-style-name="Standard">
      <style:paragraph-properties fo:margin-top="0in" fo:margin-bottom="0.139in"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in" fo:margin-bottom="0.139in" fo:line-height="100%" fo:text-align="start" style:justify-single-word="false"/>
      <style:text-properties style:use-window-font-color="true" style:font-name="Calibri1"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4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1.8957in" style:auto-text-indent="false"/>
      <style:text-properties style:use-window-font-color="true" style:font-name="Calibri1" fo:font-size="28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28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T2" style:family="text">
      <style:text-properties style:use-window-font-color="true" style:font-name="Calibri1" fo:font-size="12pt" fo:font-weight="bold" fo:background-color="transparent" style:font-name-asian="Calibri1" style:font-name-complex="Calibri1"/>
    </style:style>
    <style:style style:name="T3" style:family="text"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T4" style:family="text">
      <style:text-properties fo:color="#0000ff" style:font-name="Calibri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Calibri1" style:font-name-complex="Calibri1"/>
    </style:style>
    <style:style style:name="T5" style:family="text">
      <style:text-properties fo:color="#004dbb" style:font-name="Calibri1" fo:font-size="12pt" fo:font-weight="normal" fo:background-color="transparent" style:font-name-asian="Calibri1" style:font-name-complex="Calibri1"/>
    </style:style>
    <style:style style:name="T6" style:family="text">
      <style:text-properties fo:color="#004dbb" style:font-name="Calibri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Calibri1" style:font-name-complex="Calibri1"/>
    </style:style>
    <style:style style:name="T7" style:family="text">
      <style:text-properties fo:color="#000000" style:font-name="Calibri1" fo:font-size="12pt" fo:font-weight="normal" fo:background-color="transparent" style:font-name-asian="Calibri1" style:font-name-complex="Calibri1"/>
    </style:style>
    <style:style style:name="T8" style:family="text">
      <style:text-properties fo:color="#666666" style:font-name="Calibri1" fo:font-size="12pt" fo:font-weight="normal" fo:background-color="transparent" style:font-name-asian="Calibri1" style:font-name-complex="Calibri1"/>
    </style:style>
    <style:style style:name="T9" style:family="text">
      <style:text-properties fo:color="#4f81bd" style:font-name="Calibri1" fo:font-size="12pt" fo:font-weight="bold" fo:background-color="transparent" style:font-name-asian="Calibri1" style:font-name-complex="Calibri1"/>
    </style:style>
    <style:style style:name="T10" style:family="text">
      <style:text-properties fo:color="#4f81bd" style:font-name="Calibri1" fo:font-size="12pt" fo:font-weight="normal" fo:background-color="transparent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TUP DOC FOR YII1</text:p>
      <text:p text:style-name="P1"><text:span text:style-name="T2">1</text:span><text:span text:style-name="T3">.Download from </text:span><text:a xlink:type="simple" xlink:href="http://www.yiiframework.com/"><text:span text:style-name="T4">http://www.yiiframework.com</text:span></text:a><text:span text:style-name="T3"> .</text:span></text:p>
      <text:p text:style-name="P1"><text:span text:style-name="T2">2</text:span><text:span text:style-name="T3">.Extract the zip in your webRoot folder (</text:span><text:span text:style-name="T5">wamp/www</text:span><text:span text:style-name="T3">).</text:span></text:p>
      <text:p text:style-name="P1"><text:span text:style-name="T2">3</text:span><text:span text:style-name="T3">.Run this in cmd: </text:span><text:span text:style-name="T5">/D/wamp_3.0.4/www/yii/framework</text:span><text:span text:style-name="T3">.</text:span></text:p>
      <text:p text:style-name="P1"><text:span text:style-name="T2">4</text:span><text:span text:style-name="T3">.Next run this </text:span><text:span text:style-name="T6">yiic webapp ..\testdrive</text:span><text:span text:style-name="T5"> <text:s/></text:span><text:span text:style-name="T7">in your project's directory</text:span><text:span text:style-name="T8"> </text:span><text:span text:style-name="T3">and enter '</text:span><text:span text:style-name="T2">yes</text:span><text:span text:style-name="T3">' as option.</text:span></text:p>
      <text:p text:style-name="P1"><text:span text:style-name="T2">5</text:span><text:span text:style-name="T3">.Then , copy the 'testdrive' folder to your root folder i.e. yii.</text:span></text:p>
      <text:p text:style-name="P1"><text:span text:style-name="T2">6</text:span><text:span text:style-name="T3">.Create virtual host for yii in your :<text:line-break/> <text:s text:c="2"/>'</text:span><text:span text:style-name="T6">D:\wamp_3.0.4\bin\apache\apache2.4.18\conf\extra\httpd-vhosts.conf</text:span><text:span text:style-name="T3">'.</text:span></text:p>
      <text:p text:style-name="P1"><text:span text:style-name="T2">7</text:span><text:span text:style-name="T3">.Now run your yii project on localhost.</text:span></text:p>
      <text:p text:style-name="P2"/>
      <text:p text:style-name="P3">NOTE:: </text:p>
      <text:p text:style-name="P1"><text:span text:style-name="T3">Copy your framework folder (</text:span><text:span text:style-name="T2">from root folder</text:span><text:span text:style-name="T3">) to </text:span><text:span text:style-name="T2">testdrive</text:span><text:span text:style-name="T3"> folder and then change path as like (</text:span><text:span text:style-name="T9">$yii=dirname(__FILE__).'\framework/yii.php</text:span><text:span text:style-name="T3">).</text:span></text:p>
      <text:p text:style-name="P2"/>
      <text:p text:style-name="P1"><text:span text:style-name="T2">8</text:span><text:span text:style-name="T3">.Resolve the error by making certain changes in <text:line-break/> <text:s/></text:span><text:span text:style-name="T10"><text:s/>'D:\wamp_3.0.4\www\yii\testdrive\index.php' <text:s text:c="3"/></text:span><text:span text:style-name="T3">which is <text:line-break/> <text:s text:c="2"/></text:span><text:span text:style-name="T10">'$yii=dirname(__FILE__).'\framework/yii.php';'</text:span></text:p>
      <text:p text:style-name="P2"><text:s text:c="2"/>from '$yii=dirname(__FILE__).'/../yii.php';'.</text:p>
      <text:p text:style-name="P1"><text:span text:style-name="T2">9</text:span><text:span text:style-name="T3">.Now, create a database with a table in it for your project.</text:span></text:p>
      <text:p text:style-name="P1"><text:span text:style-name="T2">10</text:span><text:span text:style-name="T3">.Now, go to '</text:span><text:span text:style-name="T10">D:\wamp_3.0.4\www\yii\testdrive\protected\config\main.php</text:span><text:span text:style-name="T3">'.</text:span></text:p>
      <text:p text:style-name="P2"><text:s text:c="2"/>(a) Enable GII module by uncommenting it.</text:p>
      <text:p text:style-name="P2"><text:s text:c="2"/>(b) Enter a password for it.</text:p>
      <text:p text:style-name="P2"><text:s text:c="2"/>(c)Also uncomment urlManager array.</text:p>
      <text:p text:style-name="P2"><text:s text:c="2"/>(d)Setup following db connection:</text:p>
      <text:p text:style-name="P2"><text:tab/><text:tab/>'db'=&gt;array(</text:p>
      <text:p text:style-name="P2"><text:s text:c="11"/><text:tab/><text:tab/><text:tab/> 'connectionString' =&gt; 'mysql:host=localhost;dbname=yii',</text:p>
      <text:p text:style-name="P2"><text:s text:c="11"/><text:tab/><text:tab/><text:tab/> 'emulatePrepare' =&gt; true,</text:p>
      <text:p text:style-name="P2"><text:s text:c="11"/><text:tab/><text:tab/><text:tab/> 'username' =&gt; 'root',</text:p>
      <text:p text:style-name="P2"><text:soft-page-break/><text:s text:c="11"/><text:tab/><text:tab/><text:tab/> 'password' =&gt; '',</text:p>
      <text:p text:style-name="P2"><text:s text:c="11"/><text:tab/><text:tab/><text:tab/> <text:s/>'charset' =&gt; 'utf8',</text:p>
      <text:p text:style-name="P2"><text:s text:c="7"/><text:tab/><text:tab/> <text:s text:c="9"/>),</text:p>
      <text:p text:style-name="P1"><text:span text:style-name="T3"><text:s text:c="2"/>(e)Setup your Email Id as </text:span><text:span text:style-name="T2">adminEmail</text:span><text:span text:style-name="T3">.</text:span></text:p>
      <text:p text:style-name="P1"><text:span text:style-name="T2">11</text:span><text:span text:style-name="T3">.Type gii in your browser and start.</text:span></text:p>
      <text:p text:style-name="P1"><text:span text:style-name="T2">12</text:span><text:span text:style-name="T3">.example :</text:span><text:a xlink:type="simple" xlink:href="http://localhost:8080/yiicrud/index.php/gii"><text:span text:style-name="T4">http://localhost:8080/yiicrud/index.php/gii</text:span></text:a></text:p>
      <text:p text:style-name="P2">For further help, you can browse this website :</text:p>
      <text:p text:style-name="P1"><text:a xlink:type="simple" xlink:href="http://www.w3programmers.com/crud-with-yii-framework/"><text:span text:style-name="T4">http://www.w3programmers.com/crud-with-yii-framework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7T10:21:21.28</dc:date>
    <meta:editing-duration>PT1M4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2" meta:paragraph-count="30" meta:word-count="175" meta:character-count="1595"/>
  </office:meta>
</office:document-meta>
</file>